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30630B029610AE0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27cm"/>
      <style:paragraph-properties style:writing-mode="lr-tb"/>
    </style:style>
    <style:style style:name="gr3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63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loext:graphic-properties draw:fill="none" draw:fill-color="#ffffff"/>
      <style:paragraph-properties style:writing-mode="lr-tb"/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T1" style:family="text">
      <style:text-properties fo:color="#000000" style:font-name="TeX Gyre Termes Math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28cm" svg:height="20.999cm" svg:x="0.9cm" svg:y="0cm">
          <draw:image xlink:href="Pictures/10000000000003200000025830630B029610AE02.jpg" xlink:type="simple" xlink:show="embed" xlink:actuate="onLoad" loext:mime-type="image/jpeg">
            <text:p/>
          </draw:image>
        </draw:frame>
        <draw:frame draw:style-name="gr2" draw:text-style-name="P3" draw:layer="layout" svg:width="5.1cm" svg:height="2.513cm" svg:x="19.6cm" svg:y="11.887cm">
          <draw:text-box>
            <text:p text:style-name="P2"><text:span text:style-name="T1">Eutectic phases</text:span></text:p>
          </draw:text-box>
        </draw:frame>
        <draw:line draw:style-name="gr3" draw:text-style-name="P1" draw:layer="layout" svg:x1="16cm" svg:y1="5.4cm" svg:x2="20.4cm" svg:y2="5.6cm">
          <text:p/>
        </draw:line>
        <draw:line draw:style-name="gr3" draw:text-style-name="P1" draw:layer="layout" svg:x1="18cm" svg:y1="7cm" svg:x2="20.4cm" svg:y2="5.6cm">
          <text:p/>
        </draw:line>
        <draw:line draw:style-name="gr3" draw:text-style-name="P1" draw:layer="layout" svg:x1="13.2cm" svg:y1="15.8cm" svg:x2="8.986cm" svg:y2="15.768cm">
          <text:p/>
        </draw:line>
        <draw:frame draw:style-name="gr4" draw:text-style-name="P3" draw:layer="layout" svg:width="5.1cm" svg:height="1.382cm" svg:x="4.6cm" svg:y="15.018cm">
          <draw:text-box>
            <text:p text:style-name="P2"><text:span text:style-name="T1">Porosity</text:span></text:p>
          </draw:text-box>
        </draw:frame>
        <draw:frame draw:style-name="gr2" draw:text-style-name="P3" draw:layer="layout" svg:width="5.1cm" svg:height="2.513cm" svg:x="20.4cm" svg:y="4.401cm">
          <draw:text-box>
            <text:p text:style-name="P2"><text:span text:style-name="T1">SiC particles</text:span></text:p>
          </draw:text-box>
        </draw:frame>
        <draw:line draw:style-name="gr3" draw:text-style-name="P1" draw:layer="layout" svg:x1="21.6cm" svg:y1="17.4cm" svg:x2="21.6cm" svg:y2="14.2cm">
          <text:p/>
        </draw:line>
        <draw:line draw:style-name="gr3" draw:text-style-name="P1" draw:layer="layout" svg:x1="24cm" svg:y1="15.6cm" svg:x2="21.6cm" svg:y2="14.2cm">
          <text:p/>
        </draw:lin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eX Gyre Termes Math" svg:font-family="'TeX Gyre Termes Math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3:06:48.956939918</meta:creation-date>
    <dc:date>2022-03-30T14:05:15.956847841</dc:date>
    <meta:editing-duration>PT48M16S</meta:editing-duration>
    <meta:editing-cycles>1</meta:editing-cycles>
    <meta:document-statistic meta:object-count="32"/>
    <meta:generator>LibreOffice/6.4.7.2$Linux_X86_64 LibreOffice_project/40$Build-2</meta:generator>
  </office:meta>
</office:document-meta>
</file>